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Num1">
      <style:text-properties officeooo:paragraph-rsid="001a4523"/>
    </style:style>
    <style:style style:name="P2" style:family="paragraph" style:parent-style-name="Standard">
      <style:text-properties officeooo:paragraph-rsid="001a4523"/>
    </style:style>
    <style:style style:name="P3" style:family="paragraph" style:parent-style-name="Standard">
      <style:text-properties officeooo:rsid="001a4523" officeooo:paragraph-rsid="001a4523"/>
    </style:style>
    <style:style style:name="P4" style:family="paragraph" style:parent-style-name="Standard" style:list-style-name="WWNum1">
      <style:paragraph-properties fo:padding-left="0in" fo:padding-right="0in" fo:padding-top="0in" fo:padding-bottom="0.028in" fo:border-left="none" fo:border-right="none" fo:border-top="none" fo:border-bottom="0.26pt solid #000001"/>
      <style:text-properties officeooo:paragraph-rsid="001a4523"/>
    </style:style>
    <style:style style:name="P5" style:family="paragraph" style:parent-style-name="Standard" style:master-page-name="Standard">
      <style:paragraph-properties style:page-number="auto"/>
      <style:text-properties officeooo:paragraph-rsid="001a452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ven steps of <text:span text:style-name="T1">Software Development Lifecycle</text:span></text:p>
      <text:p text:style-name="P2"/>
      <text:list xml:id="list913020310" text:style-name="WWNum1">
        <text:list-item>
          <text:p text:style-name="P1">Planning</text:p>
        </text:list-item>
        <text:list-item>
          <text:p text:style-name="P1">System Analysis and Requirements </text:p>
        </text:list-item>
        <text:list-item>
          <text:p text:style-name="P1">System Design</text:p>
        </text:list-item>
        <text:list-item>
          <text:p text:style-name="P1">Development</text:p>
        </text:list-item>
        <text:list-item>
          <text:p text:style-name="P1">Integration and Testing </text:p>
        </text:list-item>
        <text:list-item>
          <text:p text:style-name="P1">Implementation and Coding</text:p>
        </text:list-item>
        <text:list-item>
          <text:p text:style-name="P4">Operations and Maintenance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53S</meta:editing-duration>
    <meta:editing-cycles>3</meta:editing-cycles>
    <meta:generator>LibreOffice/5.4.3.2$Windows_X86_64 LibreOffice_project/92a7159f7e4af62137622921e809f8546db437e5</meta:generator>
    <dc:date>2018-03-11T16:44:19.507000000</dc:date>
    <meta:document-statistic meta:table-count="0" meta:image-count="0" meta:object-count="0" meta:page-count="1" meta:paragraph-count="8" meta:word-count="30" meta:character-count="199" meta:non-whitespace-character-count="182"/>
    <meta:user-defined meta:name="Info 1"/>
    <meta:user-defined meta:name="Info 2"/>
    <meta:user-defined meta:name="Info 3"/>
    <meta:user-defined meta:name="Info 4"/>
  </office:meta>
</office:document-meta>
</file>